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oup 1 (1536 bytes)</text:p>
      <text:p text:style-name="Standard"><text:tab/>- chunk 1 (512 bytes) (random lower case letters)</text:p>
      <text:p text:style-name="Standard"><text:tab/>- chunk 2 (512 bytes) (random lower case letters)</text:p>
      <text:p text:style-name="Standard"><text:tab/>- chunk 3 (512 bytes) (random lower case letters)</text:p>
      <text:p text:style-name="Standard"/>
      <text:p text:style-name="Standard">group 2 (1536 bytes)</text:p>
      <text:p text:style-name="Standard"><text:tab/>- chunk 1 (512 bytes) (RANDOM UPPER CASE LETTERS)</text:p>
      <text:p text:style-name="Standard"><text:tab/>- chunk 2 (512 bytes) (RANDOM UPPER CASE LETTERS)</text:p>
      <text:p text:style-name="Standard"><text:tab/>- chunk 3 (512 bytes) (RANDOM UPPER CASE LETTERS)</text:p>
      <text:p text:style-name="Standard"/>
      <text:p text:style-name="Standard">group 3 (1536 bytes)</text:p>
      <text:p text:style-name="Standard"><text:tab/>- chunk 1 (512 bytes) (RANDOM UPPER CASE LETTERS)</text:p>
      <text:p text:style-name="Standard"><text:tab/>- chunk 2 (512 bytes) (RANDOM UPPER CASE LETTERS)</text:p>
      <text:p text:style-name="Standard"><text:tab/>- chunk 3 (512 bytes) (RANDOM UPPER CASE LETTERS)</text:p>
      <text:p text:style-name="Standard"/>
      <text:p text:style-name="Standard">group 4 (1536 bytes)</text:p>
      <text:p text:style-name="Standard"><text:tab/>- chunk 1 (512 bytes) (RANDOM UPPER CASE LETTERS)</text:p>
      <text:p text:style-name="Standard"><text:tab/>- chunk 2 (512 bytes) (RANDOM UPPER CASE LETTERS)</text:p>
      <text:p text:style-name="Standard"><text:tab/>- chunk 3 (512 bytes) (RANDOM UPPER CASE LETTERS)</text:p>
      <text:p text:style-name="Standard"/>
      <text:p text:style-name="Standard">processes (5)</text:p>
      <text:p text:style-name="Standard"><text:tab/>- generate 32 bit random integer: speed_check</text:p>
      <text:p text:style-name="Standard"><text:tab/>- if (speed_check &lt; 5000):</text:p>
      <text:p text:style-name="Standard"><text:tab/><text:tab/>- generate two random values to choose two random groups</text:p>
      <text:p text:style-name="Standard"><text:tab/><text:tab/>- for each group generate a random value to choose a random chunk</text:p>
      <text:p text:style-name="Standard"><text:tab/><text:tab/>- swap the two chunks completely</text:p>
      <text:p text:style-name="Standard"><text:tab/><text:tab/>- while the swap is happening, no other process can swap with</text:p>
      <text:p text:style-name="Standard"><text:tab/><text:tab/> <text:s/>the same chunk</text:p>
      <text:p text:style-name="Standard"><text:tab/><text:tab/>- break while if operationsComplete &gt; userInput</text:p>
      <text:p text:style-name="Standard"><text:tab/>- last process to terminate removes resources</text:p>
      <text:p text:style-name="Standard"/>
      <text:p text:style-name="Standard">NO DEADLOCK (handle explicitly)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8:27:17.078920531</meta:creation-date>
    <dc:date>2019-04-23T18:27:51.579511547</dc:date>
    <meta:editing-duration>PT36S</meta:editing-duration>
    <meta:editing-cycles>1</meta:editing-cycles>
    <meta:document-statistic meta:table-count="0" meta:image-count="0" meta:object-count="0" meta:page-count="1" meta:paragraph-count="28" meta:word-count="200" meta:character-count="1133" meta:non-whitespace-character-count="930"/>
    <meta:generator>LibreOffice/6.0.7.3$Linux_X86_64 LibreOffice_project/00m0$Build-3</meta:generator>
  </office:meta>
</office:document-meta>
</file>